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e479" officeooo:paragraph-rsid="00131c36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ce479" officeooo:paragraph-rsid="00131c36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rsid="0015e360" officeooo:paragraph-rsid="0015e360"/>
    </style:style>
    <style:style style:name="P4" style:family="paragraph" style:parent-style-name="Standard">
      <style:text-properties officeooo:rsid="0015e360" officeooo:paragraph-rsid="00167267"/>
    </style:style>
    <style:style style:name="P5" style:family="paragraph" style:parent-style-name="Standard">
      <style:text-properties officeooo:paragraph-rsid="0015e360"/>
    </style:style>
    <style:style style:name="P6" style:family="paragraph" style:parent-style-name="Standard">
      <style:text-properties officeooo:paragraph-rsid="00167267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ce479" officeooo:paragraph-rsid="00131c3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a8f80" officeooo:paragraph-rsid="001a8f80" style:font-size-asian="10.5pt" style:font-weight-asian="normal" style:font-size-complex="12pt" style:font-weight-complex="normal"/>
    </style:style>
    <style:style style:name="T1" style:family="text">
      <style:text-properties officeooo:rsid="0015e36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5e360" style:font-style-asian="italic" style:font-style-complex="italic"/>
    </style:style>
    <style:style style:name="T4" style:family="text">
      <style:text-properties fo:font-style="italic" officeooo:rsid="00167267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5e360" style:font-style-asian="normal" style:font-style-complex="normal"/>
    </style:style>
    <style:style style:name="T7" style:family="text">
      <style:text-properties fo:font-style="normal" officeooo:rsid="00167267" style:font-style-asian="normal" style:font-style-complex="normal"/>
    </style:style>
    <style:style style:name="T8" style:family="text">
      <style:text-properties fo:font-weight="bold" officeooo:rsid="0015e360" style:font-weight-asian="bold" style:font-weight-complex="bold"/>
    </style:style>
    <style:style style:name="T9" style:family="text">
      <style:text-properties officeooo:rsid="00167267"/>
    </style:style>
    <style:style style:name="T10" style:family="text">
      <style:text-properties style:font-name="sans-serif" fo:font-size="17.25pt" fo:font-style="normal" officeooo:rsid="00167267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GOFFETTE Matthias</text:p>
      <text:p text:style-name="P7"/>
      <text:p text:style-name="P2">Bibliographie :</text:p>
      <text:p text:style-name="P1"/>
      <text:p text:style-name="P1"/>
      <text:p text:style-name="Standard"><text:span text:style-name="T1">S. NAKAMOTO, </text:span><text:span text:style-name="T2">Bitcoin: A Peer-to-Peer Electronic Cash System</text:span><text:span text:style-name="T5">, </text:span>https://bitcoin.org/bitcoin.pdf, <text:bookmark-start text:name="__DdeLink__16_374955324"/><text:span text:style-name="T1">Dernière consultation le 16 Juin 2016</text:span><text:bookmark-end text:name="__DdeLink__16_374955324"/></text:p>
      <text:p text:style-name="Standard"/>
      <text:p text:style-name="P5"><text:span text:style-name="T1">JEAN-PAUL DELAHAYE, « </text:span><text:span text:style-name="T6">Bitcoin, la cryptomonnaie », in </text:span><text:span text:style-name="T3">Pour La Science</text:span><text:span text:style-name="T1">, </text:span><text:span text:style-name="T8">434</text:span><text:span text:style-name="T1">, Décembre 2013, http://www.pourlascience.fr/ewb_pages/a/article-i-bitcoin-i-la-cryptomonnaie-32413.php, Dernière consultation le 16 Juin 2016</text:span></text:p>
      <text:p text:style-name="P5"/>
      <text:p text:style-name="P5"><text:span text:style-name="T1">W. DAI, </text:span><text:span text:style-name="T3">B-Money</text:span><text:span text:style-name="T1">, http://www.weidai.com/bmoney.txt, 1998, Dernière consultation le 16 Juin 2016</text:span></text:p>
      <text:p text:style-name="P5"/>
      <text:p text:style-name="P5"><text:span text:style-name="T1">V. BUTERIN, </text:span><text:span text:style-name="T3">Ethereum White Paper</text:span><text:span text:style-name="T6">,</text:span><text:span text:style-name="T1"> https://github.com/ethereum/wiki/wiki/White-Paper, Dernière consultation le 16 Juin 2016</text:span></text:p>
      <text:p text:style-name="P3"/>
      <text:p text:style-name="P6"><text:span text:style-name="T1">N. COURTOIS, </text:span><text:span text:style-name="T4">On The Longest Chain Rule and Programmed Self-Destruction of Crypto Currencies</text:span><text:span text:style-name="T10">, </text:span><text:span text:style-name="T7">http</text:span><text:span text:style-name="T9">://arxiv.org/pdf/1405.0534v11.pdf, Décembre 2014, Dernière consultation le 16 Juin 2016</text:span></text:p>
      <text:p text:style-name="P4"/>
      <text:p text:style-name="P6"><text:span text:style-name="T9">D. TERUZZI, « </text:span>Les consensus : Proof of Work vs Proof of Stake », <text:span text:style-name="T9">in </text:span><text:span text:style-name="T4">Finyear</text:span><text:span text:style-name="T7">, </text:span><text:span text:style-name="T9">http://www.finyear.com/Les-consensus-Proof-of-Work-vs-Proof-of-Stake_a35663.html, Mars 2016, Dernière consultation le 16 Juin 2016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6T14:30:24.725873964</meta:creation-date>
    <dc:date>2016-06-16T20:51:42.122061550</dc:date>
    <meta:editing-duration>PT22M22S</meta:editing-duration>
    <meta:editing-cycles>6</meta:editing-cycles>
    <meta:generator>LibreOffice/4.3.3.2$Linux_x86 LibreOffice_project/430m0$Build-2</meta:generator>
    <meta:document-statistic meta:table-count="0" meta:image-count="0" meta:object-count="0" meta:page-count="1" meta:paragraph-count="8" meta:word-count="110" meta:character-count="986" meta:non-whitespace-character-count="884"/>
  </office:meta>
</office:document-meta>
</file>